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TCC" style:master-page-name="Standard">
      <style:paragraph-properties fo:margin-left="0cm" fo:margin-right="0cm" fo:text-indent="0cm" style:auto-text-indent="false" style:page-number="auto"/>
    </style:style>
    <style:style style:name="P3" style:family="paragraph" style:parent-style-name="texto_20_normal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texto_20_normal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texto_20_normal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cm" fo:margin-right="0cm" style:vertical-pos="middle" style:vertical-rel="text" fo:background-color="#ffffff" style:background-transparency="0%" fo:padding-left="0.28cm" fo:padding-right="0.28cm" fo:padding-top="0.153cm" fo:padding-bottom="0.153cm" fo:border="none" draw:ole-draw-aspect="1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método Sen é referenciado como um método não paramétrico para a estimação de tendência, neste caso, ajustado a um modelo linear como mostra a fórmula abaixo. (TRIVEDI, 2001). </text:p>
      <text:p text:style-name="P3"><draw:frame draw:style-name="fr1" draw:name="Objeto1" text:anchor-type="as-char" svg:width="1.76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T1">b</text:span> <text:span text:style-name="T2">média dos três primeiros valores</text:span>;</text:p>
      <text:p text:style-name="P4"><draw:frame draw:style-name="fr1" draw:name="Objeto2" text:anchor-type="as-char" svg:width="2.334cm" svg:height="1.092cm" draw:z-index="1"><draw:object xlink:href="./Object 2" xlink:type="simple" xlink:show="embed" xlink:actuate="onLoad"/><draw:image xlink:href="./ObjectReplacements/Object 2" xlink:type="simple" xlink:show="embed" xlink:actuate="onLoad"/></draw:frame>;</text:p>
      <text:p text:style-name="P4"><draw:frame draw:style-name="fr1" draw:name="Objeto3" text:anchor-type="as-char" svg:width="1.993cm" svg:height="0.519cm" draw:z-index="2"><draw:object xlink:href="./Object 3" xlink:type="simple" xlink:show="embed" xlink:actuate="onLoad"/><draw:image xlink:href="./ObjectReplacements/Object 3" xlink:type="simple" xlink:show="embed" xlink:actuate="onLoad"/></draw:frame>;</text:p>
      <text:p text:style-name="P4"><draw:frame draw:style-name="fr1" draw:name="Objeto4" text:anchor-type="as-char" svg:width="2.607cm" svg:height="0.487cm" draw:z-index="3"><draw:object xlink:href="./Object 4" xlink:type="simple" xlink:show="embed" xlink:actuate="onLoad"/><draw:image xlink:href="./ObjectReplacements/Object 4" xlink:type="simple" xlink:show="embed" xlink:actuate="onLoad"/></draw:frame>;</text:p>
      <text:p text:style-name="P5">Exemplo: Considere a série: <text:span text:style-name="T3">34, 45, 51, 49.</text:span><text:line-break/> <text:span text:style-name="T3">Q1 = (45-34)/1= 11<text:line-break/> Q2 = (51-34)/2= 8.5<text:line-break/> Q3 = (49-34)/3= 5<text:line-break/> Q4 = (51-45)/1= 6<text:line-break/> Q5 = (49-45)/2= 2<text:line-break/> Q6 = (49-51)/1= -2</text:span></text:p>
      <text:p text:style-name="P5">Ordenar do menor para o maior: <text:line-break/> <text:span text:style-name="T3">-2, 2, 5, 6, 8.5, 11</text:span><text:line-break/>Calcular a mediana <text:span text:style-name="T3">5,5.</text:span></text:p>
      <text:p text:style-name="P4">Calcular a média dos três primeiros: <text:span text:style-name="T3">5.08;</text:span> <text:line-break/>O modelo, portanto é: <text:line-break/><text:span text:style-name="T3">f(x)=5.5*x + 5.08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PT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CC" style:family="paragraph" style:parent-style-name="Standard">
      <style:paragraph-properties fo:margin-left="0cm" fo:margin-right="0cm" fo:margin-top="0cm" fo:margin-bottom="0.212cm" fo:line-height="150%" fo:text-align="justify" style:justify-single-word="false" fo:text-indent="1.191cm" style:auto-text-indent="false"/>
      <style:text-properties fo:language="pt" fo:country="BR" style:font-size-complex="10pt"/>
    </style:style>
    <style:style style:name="texto_20_normal" style:display-name="texto normal" style:family="paragraph" style:parent-style-name="Standard">
      <style:paragraph-properties fo:margin-left="0cm" fo:margin-right="0cm" fo:margin-top="0cm" fo:margin-bottom="0.494cm" fo:line-height="150%" fo:text-align="justify" style:justify-single-word="false" fo:hyphenation-ladder-count="no-limit" fo:text-indent="1.27cm" style:auto-text-indent="false" style:text-autospace="none"/>
      <style:text-properties fo:color="#000000" fo:language="pt" fo:country="BR" style:font-size-complex="10pt" fo:hyphenate="false" fo:hyphenation-remain-char-count="2" fo:hyphenation-push-char-count="2"/>
    </style:style>
    <style:style style:name="Absatz-Standardschriftart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dc:title>Outra técnica Naive existente é a Naive Ajustada</dc:title>
    <meta:initial-creator>Rivalino</meta:initial-creator>
    <meta:creation-date>2009-09-09T23:06:00</meta:creation-date>
    <dc:creator>Rivalino</dc:creator>
    <dc:date>2009-09-09T23:09:00</dc:date>
    <meta:editing-cycles>1</meta:editing-cycles>
    <meta:editing-duration>PT3H0M0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4" meta:page-count="1" meta:paragraph-count="9" meta:word-count="105" meta:character-count="54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tyle math:fontstyle="italic">
            <math:mrow>
              <math:mtext>y=Qx+b</math:mtext>
            </math:mrow>
          </math:mstyle>
        </math:mrow>
      </math:mstyle>
      <math:mrow/>
    </math:mrow>
    <math:annotation math:encoding="StarMath 5.0"> size 12{ ital "y=Qx+b"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tyle math:fontstyle="italic">
              <math:mrow>
                <math:mtext>Qi=</math:mtext>
              </math:mrow>
            </math:mstyle>
            <math:mfrac>
              <math:mrow>
                <math:msub>
                  <math:mi>X</math:mi>
                  <math:mstyle math:fontsize="8pt">
                    <math:mrow>
                      <math:mi>l</math:mi>
                    </math:mrow>
                  </math:mstyle>
                </math:msub>
                <math:mo math:stretchy="false">−</math:mo>
                <math:msub>
                  <math:mi>X</math:mi>
                  <math:mstyle math:fontsize="8pt">
                    <math:mrow>
                      <math:mi>k</math:mi>
                    </math:mrow>
                  </math:mstyle>
                </math:msub>
              </math:mrow>
              <math:mrow>
                <math:mi>l</math:mi>
                <math:mo math:stretchy="false">−</math:mo>
                <math:mi>k</math:mi>
              </math:mrow>
            </math:mfrac>
          </math:mrow>
        </math:mrow>
      </math:mstyle>
      <math:mrow/>
    </math:mrow>
    <math:annotation math:encoding="StarMath 5.0"> size 12{ ital "Qi=" {  {X rSub { size 8{l} }  - X rSub { size 8{k} } }  over  {l - k} } 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tyle math:fontstyle="italic">
              <math:mrow>
                <math:mtext>i=</math:mtext>
              </math:mrow>
            </math:mstyle>
            <math:mfenced math:open="{" math:close="}">
              <math:mrow>
                <math:mtext>1,</math:mtext>
                <math:mtext>.</math:mtext>
                <math:mtext>.</math:mtext>
                <math:mstyle math:fontstyle="italic">
                  <math:mrow>
                    <math:mtext>,N</math:mtext>
                  </math:mrow>
                </math:mstyle>
              </math:mrow>
            </math:mfenced>
          </math:mrow>
        </math:mrow>
      </math:mstyle>
      <math:mrow/>
    </math:mrow>
    <math:annotation math:encoding="StarMath 5.0"> size 12{ ital "i=" left lbrace "1," "."  "."  ital ",N" right rbrace 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tyle math:fontstyle="italic">
              <math:mrow>
                <math:mtext>N=n</math:mtext>
              </math:mrow>
            </math:mstyle>
            <math:mo math:stretchy="false">(</math:mo>
            <math:mrow>
              <math:mi>n</math:mi>
              <math:mo math:stretchy="false">−</math:mo>
              <math:mn>1</math:mn>
            </math:mrow>
            <math:mrow>
              <math:mo math:stretchy="false">)</math:mo>
              <math:mo math:stretchy="false">/</math:mo>
              <math:mn>2</math:mn>
            </math:mrow>
          </math:mrow>
        </math:mrow>
      </math:mstyle>
      <math:mrow/>
    </math:mrow>
    <math:annotation math:encoding="StarMath 5.0"> size 12{ ital "N=n" \( n - 1 \) /2} {}</math:annotation>
  </math:semantics>
</math:math>
</file>